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ed38b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30d35" officeooo:paragraph-rsid="00230d3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241a9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30d35" officeooo:paragraph-rsid="00230d35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2pt" fo:letter-spacing="normal" fo:font-style="normal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212529" loext:opacity="100%" fo:letter-spacing="normal" fo:font-style="normal" fo:font-weight="bold" style:font-weight-asian="bold" style:font-weight-complex="bold"/>
    </style:style>
    <style:style style:name="T2" style:family="text">
      <style:text-properties officeooo:rsid="001ff310"/>
    </style:style>
    <style:style style:name="T3" style:family="text">
      <style:text-properties officeooo:rsid="00230d35"/>
    </style:style>
    <style:style style:name="T4" style:family="text">
      <style:text-properties officeooo:rsid="00241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8249839637_39"/>TP8 - Introducción a la teoría de la Información y Compresión de datos</text:h>
      <text:p text:style-name="P5">Alumno: Juan Cruz Mateos</text:p>
      <text:p text:style-name="P2">Mat. 15134</text:p>
      <text:p text:style-name="P4"/>
      <text:p text:style-name="P11">1) Calcule el árbol de Huffman para el siguiente texto: CALIDO AMANECER SOLEADO</text:p>
      <table:table table:name="Table1" table:style-name="Table1">
        <table:table-column table:style-name="Table1.A" table:number-columns-repeated="3"/>
        <table:table-row table:style-name="TableLine94146132391424">
          <table:table-cell table:style-name="Table1.A1" office:value-type="string">
            <text:p text:style-name="P9">Char</text:p>
          </table:table-cell>
          <table:table-cell table:style-name="Table1.A1" office:value-type="string">
            <text:p text:style-name="P9">Frec</text:p>
          </table:table-cell>
          <table:table-cell table:style-name="Table1.C1" office:value-type="string">
            <text:p text:style-name="P9">Prob</text:p>
          </table:table-cell>
        </table:table-row>
        <table:table-row table:style-name="TableLine94146132391424">
          <table:table-cell table:style-name="Table1.A2" office:value-type="string">
            <text:p text:style-name="P7">‘ ‘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>0.0869<text:span text:style-name="T3">6</text:span></text:p>
          </table:table-cell>
        </table:table-row>
        <table:table-row table:style-name="TableLine94146132391424">
          <table:table-cell table:style-name="Table1.A2" office:value-type="string">
            <text:p text:style-name="P6">A</text:p>
          </table:table-cell>
          <table:table-cell table:style-name="Table1.A2" office:value-type="string">
            <text:p text:style-name="P6">4</text:p>
          </table:table-cell>
          <table:table-cell table:style-name="Table1.C2" office:value-type="string">
            <text:p text:style-name="P7">0.1739<text:span text:style-name="T3">1</text:span></text:p>
          </table:table-cell>
        </table:table-row>
        <table:table-row table:style-name="TableLine94146132391424">
          <table:table-cell table:style-name="Table1.A2" office:value-type="string">
            <text:p text:style-name="P6">C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8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3</text:p>
          </table:table-cell>
          <table:table-cell table:style-name="Table1.C2" office:value-type="string">
            <text:p text:style-name="P7">0.13043</text:p>
          </table:table-cell>
        </table:table-row>
        <table:table-row table:style-name="TableLine94146132391424"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6">L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8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6">O</text:p>
          </table:table-cell>
          <table:table-cell table:style-name="Table1.A2" office:value-type="string">
            <text:p text:style-name="P6">3</text:p>
          </table:table-cell>
          <table:table-cell table:style-name="Table1.C2" office:value-type="string">
            <text:p text:style-name="P8">0.13043</text:p>
          </table:table-cell>
        </table:table-row>
        <table:table-row table:style-name="TableLine94146132391424"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6">S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</table:table>
      <text:p text:style-name="P12"/>
      <text:p text:style-name="P12"/>
      <text:p text:style-name="P12"><text:span text:style-name="T1">2) ¿Cómo quedarían los siguientes textos luego de aplicar compresión RLE ?</text:span></text:p>
      <text:p text:style-name="P10"><text:tab/>a) AAAAAAABBBBBBBBBBGAABDDDDDDDSHHH</text:p>
      <text:p text:style-name="P10"><text:tab/>b) wwwiiiihhhHhhhhqqqqwwqq</text:p>
      <text:p text:style-name="P10"><text:tab/>c) PPOPTTTKKKKLLLLLVVVVV</text:p>
      <text:p text:style-name="P3"/>
      <text:p text:style-name="Standard"><text:tab/><text:span text:style-name="T2">a) 7A10B1G2A1B7D1S3H</text:span></text:p>
      <text:p text:style-name="Standard"><text:tab/><text:span text:style-name="T2">b) 3w4i3h1H4h4q2w2q</text:span></text:p>
      <text:p text:style-name="Standard"><text:tab/><text:span text:style-name="T2">c) 2P1O1P3T4K5L5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2:24:42.023103508</meta:creation-date>
    <dc:date>2021-11-30T12:08:08.926704466</dc:date>
    <meta:editing-duration>PT41M24S</meta:editing-duration>
    <meta:editing-cycles>6</meta:editing-cycles>
    <meta:generator>LibreOffice/7.2.2.2$Linux_X86_64 LibreOffice_project/20$Build-2</meta:generator>
    <meta:document-statistic meta:table-count="1" meta:image-count="0" meta:object-count="0" meta:page-count="1" meta:paragraph-count="50" meta:word-count="96" meta:character-count="526" meta:non-whitespace-character-count="474"/>
  </office:meta>
</office:document-meta>
</file>